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0972in" style:contextual-spacing="false" fo:line-height="115%" fo:text-align="start" style:justify-single-word="false" fo:text-indent="0in" style:auto-text-indent="false"/>
    </style:style>
    <style:style style:name="P2" style:family="paragraph" style:parent-style-name="Heading_20_2">
      <style:paragraph-properties fo:margin-left="0in" fo:margin-right="0in" fo:margin-top="0in" fo:margin-bottom="0.0972in" style:contextual-spacing="false" fo:line-height="115%" fo:text-align="start" style:justify-single-word="false" fo:text-indent="0in" style:auto-text-indent="false"/>
    </style:style>
    <style:style style:name="P3"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ext_20_body" style:list-style-name="L1">
      <style:paragraph-properties fo:margin-left="0in" fo:margin-right="0in" fo:text-align="start" style:justify-single-word="false"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hat Is a THCA Diamond Infused Pre Roll?</text:h>
      <text:p text:style-name="Text_20_body">Pre-rolls now dominate shelves at almost every dispensary, and consumers continue to choose them in record numbers. According to Custom Cones USA’s Pre Roll Consumer Report, infused pre-rolls increased their market share from 34.4 percent in 2019 to 44.4 percent in 2024. Pre-rolls also rank as the third most popular cannabis category, generating 4.1 billion dollars in sales between 2023 and mid-2024.</text:p>
      <text:p text:style-name="Text_20_body">That shift didn’t happen by accident. People want consistency, convenience, and stronger effects without complicated gear or prep. Those expectations pushed infused options forward, especially products that combine flower with concentrates.</text:p>
      <text:p text:style-name="Text_20_body">In this blog post, you’ll learn what THCA diamonds are, why consumers care about them, and how THCA diamond-infused pre-rolls make high-potency cannabis easier to enjoy. Stop into <text:a xlink:type="simple" xlink:href="https://thesocialleaf.com/" text:style-name="Internet_20_link" text:visited-style-name="Visited_20_Internet_20_Link">The Social Leaf Dispensary</text:a> to view our selection today. </text:p>
      <text:h text:style-name="P2" text:outline-level="2">The Evolution of Cannabis Concentrates</text:h>
      <text:p text:style-name="Text_20_body">Cannabis concentrates started long before modern legalization. Hash stands as the earliest form of cannabis concentrate, and cultures around the world produced it by separating resin glands from dried flower. Early methods relied on pressure, heat, or manual agitation to concentrate cannabinoids into a stronger form.</text:p>
      <text:p text:style-name="Text_20_body">As demand for stronger products grew, producers began using solvents like butane to extract cannabinoids from plant material. These early methods delivered higher potency, but they also introduced safety risks and inconsistent results. Poor control over temperature and purity limited product quality.</text:p>
      <text:p text:style-name="Text_20_body">Legalization reshaped the process. Licensed operators gained access to lab-grade equipment, controlled environments, and strict testing standards. This allowed companies to refine cannabinoid separation. Producers now isolate individual compounds instead of pulling everything at once.</text:p>
      <text:p text:style-name="Text_20_body">That level of control led directly to products like THCA diamonds. Instead of a mixed extract, manufacturers now crystallize THCA itself, creating one of the purest cannabis concentrate forms available.</text:p>
      <text:h text:style-name="P2" text:outline-level="2">What Are THCA Diamonds?</text:h>
      <text:p text:style-name="Text_20_body">Cannabis plants produce <text:a xlink:type="simple" xlink:href="https://www.webmd.com/mental-health/addiction/what-is-thca" text:style-name="Internet_20_link" text:visited-style-name="Visited_20_Internet_20_Link">THCA</text:a>, not THC. THCA remains non-intoxicating until heat triggers a chemical reaction that converts it into THC. Smoking, vaping, or burning cannabis causes that conversion.</text:p>
      <text:p text:style-name="Text_20_body">THCA diamonds form when extractors isolate THCA and allow it to crystallize under controlled conditions. The finished product looks like clear or milky crystals that resemble small gemstones. These crystals often reach extremely high purity levels, which explains their reputation for strength.</text:p>
      <text:p text:style-name="Text_20_body"><text:soft-page-break/>Because THCA diamonds contain almost no plant material, they deliver potency without the harshness that some concentrates produce.</text:p>
      <text:h text:style-name="P2" text:outline-level="2">Why Do People Like THCA Diamonds?</text:h>
      <text:p text:style-name="Text_20_body">People like THCA diamonds because they’re extremely strong and don’t require much product.</text:p>
      <text:p text:style-name="Text_20_body">Consumers often choose THCA diamonds for several specific benefits.</text:p>
      <text:list text:style-name="L1">
        <text:list-item>
          <text:p text:style-name="P3">Extreme potency: THCA diamonds rank among the strongest cannabis products available. Small amounts produce noticeable effects once heat converts THCA into THC.</text:p>
        </text:list-item>
        <text:list-item>
          <text:p text:style-name="P3">Cleaner flavor expression: Diamonds contain minimal natural flavor on their own, which allows added terpenes to define the terpene profile instead of competing with plant compounds.</text:p>
        </text:list-item>
        <text:list-item>
          <text:p text:style-name="P3">Reliable dosing: High purity allows producers to control strength more accurately, which helps consumers avoid guessing.</text:p>
        </text:list-item>
        <text:list-item>
          <text:p text:style-name="P4">Product flexibility: Manufacturers incorporate THCA diamonds into dabs, vapes, and infused flower products without sacrificing consistency.</text:p>
        </text:list-item>
      </text:list>
      <text:p text:style-name="Text_20_body">If you want help deciding whether THCA diamonds fit your tolerance or preferences, stop by The Social Leaf Dispensary. An experienced budtender can answer questions and point you toward the right option.</text:p>
      <text:h text:style-name="P2" text:outline-level="2">Diamond Infused Pre Rolls: The Future of Accessible High Potency Cannabis</text:h>
      <text:p text:style-name="Text_20_body">Many concentrate fans rely on dab rigs to consume products like THCA diamonds. A dab rig uses high heat to vaporize concentrate on contact. That process works, but it also requires torches, specialized glass, and careful handling.</text:p>
      <text:p text:style-name="Text_20_body">THCA diamond-infused pre-rolls remove those barriers by combining quality flower with measured amounts of THCA diamonds. When you light the pre-roll, heat converts THCA into THC during combustion. The flower regulates the burn while the diamonds raise overall strength.</text:p>
      <text:p text:style-name="Text_20_body">People like THCA diamond-infused pre-rolls because they deliver high-potency cannabis in a familiar format. You don’t need extra tools or experience to enjoy them. Properly rolled products also create a slow-burning pre-roll that maintains even heat and consistent effects throughout the session.</text:p>
      <text:p text:style-name="Text_20_body">Paired with the right flower, diamonds let the terpene profile come through rather than overpowering it.</text:p>
      <text:h text:style-name="P2" text:outline-level="2">Visit The Social Leaf Dispensary To Discover Our Selection of THCA Diamond Infused Pre Rolls</text:h>
      <text:p text:style-name="Text_20_body">If you’re shopping for cannabis pre-rolls in Toms River, NJ, The Social Leaf Dispensary makes it easy to find something that fits your tolerance and preferences. Our inventory includes carefully crafted diamond-infused pre-rolls made to deliver strong effects without sacrificing flavor or burn quality.</text:p>
      <text:p text:style-name="Text_20_body"><text:soft-page-break/>Still have questions about THCA diamond-infused <text:a xlink:type="simple" xlink:href="https://thesocialleaf.com/are-cannabis-pre-rolls-worth-the-hype/" text:style-name="Internet_20_link" text:visited-style-name="Visited_20_Internet_20_Link">cannabis pre-rolls</text:a>? Call us at 732-358-6800 or stop in and talk with a budtender who knows the products and can help you choose the right cannabis concentrate for your needs.</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2T00:43:54.868761571</meta:creation-date>
    <dc:date>2025-12-22T01:08:55.291372654</dc:date>
    <meta:editing-duration>PT14M49S</meta:editing-duration>
    <meta:editing-cycles>1</meta:editing-cycles>
    <meta:document-statistic meta:table-count="0" meta:image-count="0" meta:object-count="0" meta:page-count="3" meta:paragraph-count="29" meta:word-count="772" meta:character-count="5291" meta:non-whitespace-character-count="4551"/>
    <meta:generator>LibreOffice/25.2.7.2$Linux_X86_64 LibreOffice_project/520$Build-2</meta:generator>
  </office:meta>
</office:document-meta>
</file>